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1.3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68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483cm" svg:height="1.615cm" svg:x="5.628cm" svg:y="8.8cm">
          <text:p text:style-name="P1"><text:span text:style-name="T1"><text:s/></text:span><text:span text:style-name="T1">Display Enter</text:span></text:p>
          <text:p text:style-name="P1"><text:span text:style-name="T1"><text:s/></text:span><text:span text:style-name="T1">Loan</text:span></text:p>
          <text:p text:style-name="P1"><text:span text:style-name="T1">Details screen 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3" xml:id="id1" draw:id="id1" draw:layer="layout" svg:width="2.602cm" svg:height="0.878cm" svg:x="8.949cm" svg:y="1.4cm">
          <draw:text-box>
            <text:p text:style-name="P3"><text:span text:style-name="T2">Page 42</text:span></text:p>
          </draw:text-box>
        </draw:frame>
        <draw:custom-shape draw:style-name="gr1" draw:text-style-name="P2" xml:id="id2" draw:id="id2" draw:layer="layout" svg:width="6.884cm" svg:height="1.614cm" svg:x="6.816cm" svg:y="3.7cm">
          <text:p text:style-name="P1"><text:span text:style-name="T1">Select Table Window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0.25cm" svg:y1="2.278cm" svg:x2="10.258cm" svg:y2="3.7cm" draw:start-shape="id1" draw:start-glue-point="2" draw:end-shape="id2" draw:end-glue-point="5" svg:d="M10250 2278l8 1422" svg:viewBox="0 0 9 1423">
          <text:p/>
        </draw:connector>
        <draw:custom-shape draw:style-name="gr4" draw:text-style-name="P2" xml:id="id3" draw:id="id3" draw:layer="layout" svg:width="3.242cm" svg:height="1.4cm" svg:x="8.634cm" svg:y="6.9cm">
          <text:p text:style-name="P2"><text:span text:style-name="T1">Select </text:span></text:p>
          <text:p text:style-name="P2"><text:span text:style-name="T1">Tab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258cm" svg:y1="5.314cm" svg:x2="10.255cm" svg:y2="6.9cm" draw:start-shape="id2" draw:start-glue-point="8" draw:end-shape="id3" draw:end-glue-point="4" svg:d="M10258 5314l-3 1586" svg:viewBox="0 0 4 1587">
          <text:p/>
        </draw:connector>
        <draw:custom-shape draw:style-name="gr1" draw:text-style-name="P2" xml:id="id5" draw:id="id5" draw:layer="layout" svg:width="3.883cm" svg:height="1.615cm" svg:x="0.852cm" svg:y="8.8cm">
          <text:p text:style-name="P1"><text:span text:style-name="T1">Display Enter </text:span></text:p>
          <text:p text:style-name="P1"><text:span text:style-name="T1">Item</text:span></text:p>
          <text:p text:style-name="P1"><text:span text:style-name="T1">Details screen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6" draw:id="id6" draw:layer="layout" svg:width="3.9cm" svg:height="1.615cm" svg:x="11.2cm" svg:y="8.8cm">
          <text:p text:style-name="P1"><text:span text:style-name="T1">Display Enter </text:span></text:p>
          <text:p text:style-name="P1"><text:span text:style-name="T1">Customer</text:span></text:p>
          <text:p text:style-name="P1"><text:span text:style-name="T1">Details Screen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7" draw:id="id7" draw:layer="layout" svg:width="4.5cm" svg:height="1.615cm" svg:x="15.3cm" svg:y="8.8cm">
          <text:p text:style-name="P1"><text:span text:style-name="T1"><text:s text:c="3"/></text:span><text:span text:style-name="T1">Display Enter PAT</text:span></text:p>
          <text:p text:style-name="P1"><text:span text:style-name="T1">Test</text:span></text:p>
          <text:p text:style-name="P1"><text:span text:style-name="T1">Details Screen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8.634cm" svg:y1="7.6cm" svg:x2="7.37cm" svg:y2="8.8cm" draw:start-shape="id3" draw:start-glue-point="5" draw:end-shape="id4" draw:end-glue-point="5" svg:d="M8634 7600h-1264v1200" svg:viewBox="0 0 1265 1201">
          <text:p/>
        </draw:connector>
        <draw:connector draw:style-name="gr3" draw:text-style-name="P1" draw:layer="layout" svg:x1="8.634cm" svg:y1="7.6cm" svg:x2="2.794cm" svg:y2="8.8cm" draw:start-shape="id3" draw:start-glue-point="5" draw:end-shape="id5" draw:end-glue-point="5" svg:d="M8634 7600h-5840v1200" svg:viewBox="0 0 5841 1201">
          <text:p/>
        </draw:connector>
        <draw:connector draw:style-name="gr3" draw:text-style-name="P1" draw:layer="layout" svg:x1="11.876cm" svg:y1="7.6cm" svg:x2="13.15cm" svg:y2="8.8cm" draw:start-shape="id3" draw:start-glue-point="7" draw:end-shape="id6" draw:end-glue-point="5" svg:d="M11876 7600h1274v1200" svg:viewBox="0 0 1275 1201">
          <text:p/>
        </draw:connector>
        <draw:connector draw:style-name="gr3" draw:text-style-name="P1" draw:layer="layout" svg:x1="11.876cm" svg:y1="7.6cm" svg:x2="17.55cm" svg:y2="8.8cm" draw:start-shape="id3" draw:start-glue-point="7" draw:end-shape="id7" draw:end-glue-point="5" svg:d="M11876 7600h5674v1200" svg:viewBox="0 0 5675 1201">
          <text:p/>
        </draw:connector>
        <draw:custom-shape draw:style-name="gr4" draw:text-style-name="P4" xml:id="id8" draw:id="id8" draw:layer="layout" svg:width="2.8cm" svg:height="2cm" svg:x="1.37cm" svg:y="11.5cm">
          <text:p text:style-name="P4"><text:span text:style-name="T3">Enter Item</text:span></text:p>
          <text:p text:style-name="P4"><text:span text:style-name="T3">Inf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.794cm" svg:y1="10.415cm" svg:x2="2.77cm" svg:y2="11.5cm" draw:start-shape="id5" draw:start-glue-point="8" draw:end-shape="id8" draw:end-glue-point="4" svg:d="M2794 10415l-24 1085" svg:viewBox="0 0 25 1086">
          <text:p/>
        </draw:connector>
        <draw:custom-shape draw:style-name="gr4" draw:text-style-name="P4" xml:id="id9" draw:id="id9" draw:layer="layout" svg:width="3.5cm" svg:height="2cm" svg:x="1.001cm" svg:y="14.601cm">
          <text:p text:style-name="P4"><text:span text:style-name="T3">Confirm</text:span></text:p>
          <text:p text:style-name="P4"><text:span text:style-name="T3">informa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.001cm" svg:y1="15.601cm" svg:x2="1.37cm" svg:y2="12.5cm" draw:start-shape="id9" draw:start-glue-point="5" draw:end-shape="id8" draw:end-glue-point="5" svg:d="M1001 15601h-501v-3101h870" svg:viewBox="0 0 871 3102">
          <text:p text:style-name="P1"><text:span text:style-name="T1">No</text:span></text:p>
        </draw:connector>
        <draw:connector draw:style-name="gr3" draw:text-style-name="P1" draw:layer="layout" draw:type="line" svg:x1="2.77cm" svg:y1="13.5cm" svg:x2="2.751cm" svg:y2="14.601cm" draw:start-shape="id8" draw:start-glue-point="6" draw:end-shape="id9" draw:end-glue-point="4" svg:d="M2770 13500l-19 1101" svg:viewBox="0 0 20 1102">
          <text:p/>
        </draw:connector>
        <draw:custom-shape draw:style-name="gr6" draw:text-style-name="P2" xml:id="id10" draw:id="id10" draw:layer="layout" svg:width="2.8cm" svg:height="1.6cm" svg:x="1.345cm" svg:y="17.635cm">
          <text:p text:style-name="P1"><text:span text:style-name="T1">Save</text:span></text:p>
          <text:p text:style-name="P1"><text:span text:style-name="T1">record to</text:span></text:p>
          <text:p text:style-name="P1"><text:span text:style-name="T1">Item table</text:span>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onnector draw:style-name="gr3" draw:text-style-name="P1" draw:layer="layout" draw:type="line" svg:x1="2.751cm" svg:y1="16.601cm" svg:x2="2.745cm" svg:y2="17.635cm" draw:start-shape="id9" draw:start-glue-point="6" draw:end-shape="id10" draw:end-glue-point="4" svg:d="M2751 16601l-6 1034" svg:viewBox="0 0 7 1035">
          <text:p/>
        </draw:connector>
        <draw:custom-shape draw:style-name="gr4" draw:text-style-name="P4" xml:id="id12" draw:id="id12" draw:layer="layout" svg:width="2.8cm" svg:height="2cm" svg:x="5.971cm" svg:y="11.501cm">
          <text:p text:style-name="P4"><text:span text:style-name="T3">Enter loan</text:span></text:p>
          <text:p text:style-name="P4"><text:span text:style-name="T3">Inf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3.5cm" svg:height="2cm" svg:x="5.602cm" svg:y="14.602cm">
          <text:p text:style-name="P4"><text:span text:style-name="T3">Confirm</text:span></text:p>
          <text:p text:style-name="P4"><text:span text:style-name="T3">informa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5.602cm" svg:y1="15.602cm" svg:x2="5.971cm" svg:y2="12.501cm" draw:start-shape="id11" draw:start-glue-point="5" draw:end-shape="id12" draw:end-glue-point="5" svg:d="M5602 15602h-501v-3101h870" svg:viewBox="0 0 871 3102">
          <text:p text:style-name="P1"><text:span text:style-name="T1">No</text:span></text:p>
        </draw:connector>
        <draw:connector draw:style-name="gr3" draw:text-style-name="P1" draw:layer="layout" draw:type="line" svg:x1="7.371cm" svg:y1="13.501cm" svg:x2="7.352cm" svg:y2="14.602cm" draw:start-shape="id12" draw:start-glue-point="6" draw:end-shape="id11" draw:end-glue-point="4" svg:d="M7371 13501l-19 1101" svg:viewBox="0 0 20 1102">
          <text:p/>
        </draw:connector>
        <draw:custom-shape draw:style-name="gr6" draw:text-style-name="P2" xml:id="id13" draw:id="id13" draw:layer="layout" svg:width="2.8cm" svg:height="1.6cm" svg:x="5.946cm" svg:y="17.636cm">
          <text:p text:style-name="P1"><text:span text:style-name="T1">Save</text:span></text:p>
          <text:p text:style-name="P1"><text:span text:style-name="T1">record to</text:span></text:p>
          <text:p text:style-name="P1"><text:span text:style-name="T1">Loan table</text:span>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onnector draw:style-name="gr3" draw:text-style-name="P1" draw:layer="layout" draw:type="line" svg:x1="7.352cm" svg:y1="16.602cm" svg:x2="7.346cm" svg:y2="17.636cm" draw:start-shape="id11" draw:start-glue-point="6" draw:end-shape="id13" draw:end-glue-point="4" svg:d="M7352 16602l-6 1034" svg:viewBox="0 0 7 1035">
          <text:p/>
        </draw:connector>
        <draw:connector draw:style-name="gr3" draw:text-style-name="P1" draw:layer="layout" draw:type="line" svg:x1="7.37cm" svg:y1="10.415cm" svg:x2="7.371cm" svg:y2="11.501cm" draw:start-shape="id4" draw:start-glue-point="8" draw:end-shape="id12" draw:end-glue-point="4" svg:d="M7370 10415l1 1086" svg:viewBox="0 0 2 1087">
          <text:p/>
        </draw:connector>
        <draw:custom-shape draw:style-name="gr4" draw:text-style-name="P4" xml:id="id15" draw:id="id15" draw:layer="layout" svg:width="2.8cm" svg:height="2cm" svg:x="11.741cm" svg:y="11.501cm">
          <text:p text:style-name="P4"><text:span text:style-name="T3">Enter </text:span></text:p>
          <text:p text:style-name="P4"><text:span text:style-name="T3">Customer</text:span></text:p>
          <text:p text:style-name="P4"><text:span text:style-name="T3">Inf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4" draw:id="id14" draw:layer="layout" svg:width="3.5cm" svg:height="2cm" svg:x="11.372cm" svg:y="14.602cm">
          <text:p text:style-name="P4"><text:span text:style-name="T3">Confirm</text:span></text:p>
          <text:p text:style-name="P4"><text:span text:style-name="T3">informa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1.372cm" svg:y1="15.602cm" svg:x2="11.741cm" svg:y2="12.501cm" draw:start-shape="id14" draw:start-glue-point="5" draw:end-shape="id15" draw:end-glue-point="5" svg:d="M11372 15602h-501v-3101h870" svg:viewBox="0 0 871 3102">
          <text:p text:style-name="P1"><text:span text:style-name="T1">No</text:span></text:p>
        </draw:connector>
        <draw:connector draw:style-name="gr3" draw:text-style-name="P1" draw:layer="layout" draw:type="line" svg:x1="13.141cm" svg:y1="13.501cm" svg:x2="13.122cm" svg:y2="14.602cm" draw:start-shape="id15" draw:start-glue-point="6" draw:end-shape="id14" draw:end-glue-point="4" svg:d="M13141 13501l-19 1101" svg:viewBox="0 0 20 1102">
          <text:p/>
        </draw:connector>
        <draw:custom-shape draw:style-name="gr6" draw:text-style-name="P2" xml:id="id16" draw:id="id16" draw:layer="layout" svg:width="2.8cm" svg:height="1.964cm" svg:x="11.716cm" svg:y="17.636cm">
          <text:p text:style-name="P1"><text:span text:style-name="T1">Save</text:span></text:p>
          <text:p text:style-name="P1"><text:span text:style-name="T1">record to</text:span></text:p>
          <text:p text:style-name="P1"><text:span text:style-name="T1">Customer </text:span></text:p>
          <text:p text:style-name="P1"><text:span text:style-name="T1">table</text:span>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onnector draw:style-name="gr3" draw:text-style-name="P1" draw:layer="layout" draw:type="line" svg:x1="13.122cm" svg:y1="16.602cm" svg:x2="13.116cm" svg:y2="17.636cm" draw:start-shape="id14" draw:start-glue-point="6" draw:end-shape="id16" draw:end-glue-point="4" svg:d="M13122 16602l-6 1034" svg:viewBox="0 0 7 1035">
          <text:p/>
        </draw:connector>
        <draw:connector draw:style-name="gr3" draw:text-style-name="P1" draw:layer="layout" draw:type="line" svg:x1="13.15cm" svg:y1="10.415cm" svg:x2="13.141cm" svg:y2="11.501cm" draw:start-shape="id6" draw:start-glue-point="8" draw:end-shape="id15" draw:end-glue-point="4" svg:d="M13150 10415l-9 1086" svg:viewBox="0 0 10 1087">
          <text:p/>
        </draw:connector>
        <draw:custom-shape draw:style-name="gr4" draw:text-style-name="P4" xml:id="id18" draw:id="id18" draw:layer="layout" svg:width="2.8cm" svg:height="2cm" svg:x="16.142cm" svg:y="11.502cm">
          <text:p text:style-name="P4"><text:span text:style-name="T3">Enter </text:span></text:p>
          <text:p text:style-name="P4"><text:span text:style-name="T3">PAT Test</text:span></text:p>
          <text:p text:style-name="P4"><text:span text:style-name="T3">Inf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7" draw:id="id17" draw:layer="layout" svg:width="3.5cm" svg:height="2cm" svg:x="15.773cm" svg:y="14.603cm">
          <text:p text:style-name="P4"><text:span text:style-name="T3">Confirm</text:span></text:p>
          <text:p text:style-name="P4"><text:span text:style-name="T3">informa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5.773cm" svg:y1="15.603cm" svg:x2="16.142cm" svg:y2="12.502cm" draw:start-shape="id17" draw:start-glue-point="5" draw:end-shape="id18" draw:end-glue-point="5" svg:d="M15773 15603h-501v-3101h870" svg:viewBox="0 0 871 3102">
          <text:p text:style-name="P1"><text:span text:style-name="T1">No</text:span></text:p>
        </draw:connector>
        <draw:connector draw:style-name="gr3" draw:text-style-name="P1" draw:layer="layout" draw:type="line" svg:x1="17.542cm" svg:y1="13.502cm" svg:x2="17.523cm" svg:y2="14.603cm" draw:start-shape="id18" draw:start-glue-point="6" draw:end-shape="id17" draw:end-glue-point="4" svg:d="M17542 13502l-19 1101" svg:viewBox="0 0 20 1102">
          <text:p/>
        </draw:connector>
        <draw:custom-shape draw:style-name="gr6" draw:text-style-name="P2" xml:id="id19" draw:id="id19" draw:layer="layout" svg:width="2.8cm" svg:height="1.964cm" svg:x="16.117cm" svg:y="17.637cm">
          <text:p text:style-name="P1"><text:span text:style-name="T1">Save</text:span></text:p>
          <text:p text:style-name="P1"><text:span text:style-name="T1">record to</text:span></text:p>
          <text:p text:style-name="P1"><text:span text:style-name="T1">PAT Test </text:span></text:p>
          <text:p text:style-name="P1"><text:span text:style-name="T1">table</text:span>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onnector draw:style-name="gr3" draw:text-style-name="P1" draw:layer="layout" draw:type="line" svg:x1="17.523cm" svg:y1="16.603cm" svg:x2="17.517cm" svg:y2="17.637cm" draw:start-shape="id17" draw:start-glue-point="6" draw:end-shape="id19" draw:end-glue-point="4" svg:d="M17523 16603l-6 1034" svg:viewBox="0 0 7 1035">
          <text:p/>
        </draw:connector>
        <draw:connector draw:style-name="gr3" draw:text-style-name="P1" draw:layer="layout" draw:type="line" svg:x1="17.55cm" svg:y1="10.415cm" svg:x2="17.542cm" svg:y2="11.502cm" draw:start-shape="id7" draw:start-glue-point="8" draw:end-shape="id18" svg:d="M17550 10415l-8 1087" svg:viewBox="0 0 9 10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3:47:14.198000000</meta:creation-date>
    <dc:date>2014-11-10T14:06:37.523000000</dc:date>
    <meta:editing-duration>PT16M28S</meta:editing-duration>
    <meta:editing-cycles>13</meta:editing-cycles>
    <meta:generator>LibreOffice/4.2.5.2$Windows_x86 LibreOffice_project/61cb170a04bb1f12e77c884eab9192be736ec5f5</meta:generator>
    <meta:document-statistic meta:object-count="41"/>
  </office:meta>
</office:document-meta>
</file>